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-2" style:apply-style-name="Bez_20_tytułu3" style:base-cell-address="Arkusz2.A1"/>
    </style:style>
    <style:style style:name="ce2" style:family="table-cell" style:parent-style-name="Default">
      <style:map style:condition="cell-content()=-2" style:apply-style-name="Bez_20_tytułu3" style:base-cell-address="Arkusz2.BG82"/>
    </style:style>
    <style:style style:name="ce3" style:family="table-cell" style:parent-style-name="Default">
      <style:map style:condition="cell-content()=-2" style:apply-style-name="Bez_20_tytułu3" style:base-cell-address="Arkusz2.BG231"/>
    </style:style>
    <style:style style:name="ce4" style:family="table-cell" style:parent-style-name="Default">
      <style:map style:condition="cell-content()=-2" style:apply-style-name="Bez_20_tytułu3" style:base-cell-address="Arkusz2.BQ82"/>
    </style:style>
    <style:style style:name="ce5" style:family="table-cell" style:parent-style-name="Default">
      <style:map style:condition="cell-content()=-2" style:apply-style-name="Bez_20_tytułu3" style:base-cell-address="Arkusz2.BQ231"/>
    </style:style>
    <style:style style:name="ce6" style:family="table-cell" style:parent-style-name="Default">
      <style:map style:condition="cell-content()=-2" style:apply-style-name="Bez_20_tytułu3" style:base-cell-address="Arkusz2.BR82"/>
    </style:style>
    <style:style style:name="ce7" style:family="table-cell" style:parent-style-name="Default">
      <style:map style:condition="cell-content()=-2" style:apply-style-name="Bez_20_tytułu3" style:base-cell-address="Arkusz2.BR82"/>
    </style:style>
    <style:style style:name="ce8" style:family="table-cell" style:parent-style-name="Default">
      <style:map style:condition="cell-content()=-2" style:apply-style-name="Bez_20_tytułu3" style:base-cell-address="Arkusz2.BR82"/>
    </style:style>
    <style:style style:name="ce9" style:family="table-cell" style:parent-style-name="Default">
      <style:map style:condition="cell-content()=-2" style:apply-style-name="Bez_20_tytułu3" style:base-cell-address="Arkusz2.BT82"/>
    </style:style>
    <style:style style:name="ce10" style:family="table-cell" style:parent-style-name="Default">
      <style:map style:condition="cell-content()=-2" style:apply-style-name="Bez_20_tytułu3" style:base-cell-address="Arkusz2.BY221"/>
    </style:style>
    <style:style style:name="ce11" style:family="table-cell" style:parent-style-name="Default">
      <style:map style:condition="cell-content()=-2" style:apply-style-name="Bez_20_tytułu3" style:base-cell-address="Arkusz2.CA231"/>
    </style:style>
    <style:style style:name="ce12" style:family="table-cell" style:parent-style-name="Default">
      <style:map style:condition="cell-content()=-2" style:apply-style-name="Bez_20_tytułu3" style:base-cell-address="Arkusz2.A1"/>
    </style:style>
    <style:style style:name="ce13" style:family="table-cell" style:parent-style-name="Default">
      <style:map style:condition="cell-content()=-2" style:apply-style-name="Bez_20_tytułu3" style:base-cell-address="Arkusz2.A1"/>
    </style:style>
    <style:style style:name="ce14" style:family="table-cell" style:parent-style-name="Default">
      <style:map style:condition="cell-content()=-2" style:apply-style-name="Bez_20_tytułu3" style:base-cell-address="Arkusz2.CD203"/>
    </style:style>
    <style:style style:name="ce15" style:family="table-cell" style:parent-style-name="Default">
      <style:map style:condition="cell-content()=-2" style:apply-style-name="Bez_20_tytułu3" style:base-cell-address="Arkusz2.CD213"/>
    </style:style>
    <style:style style:name="ce16" style:family="table-cell" style:parent-style-name="Default">
      <style:map style:condition="cell-content()=-2" style:apply-style-name="Bez_20_tytułu3" style:base-cell-address="Arkusz2.CE203"/>
    </style:style>
    <style:style style:name="ce17" style:family="table-cell" style:parent-style-name="Default">
      <style:map style:condition="cell-content()=-2" style:apply-style-name="Bez_20_tytułu3" style:base-cell-address="Arkusz2.CN213"/>
    </style:style>
    <style:style style:name="ce18" style:family="table-cell" style:parent-style-name="Default">
      <style:map style:condition="cell-content()=-2" style:apply-style-name="Bez_20_tytułu3" style:base-cell-address="Arkusz2.A1"/>
    </style:style>
    <style:style style:name="ce19" style:family="table-cell" style:parent-style-name="Default">
      <style:map style:condition="cell-content()=-2" style:apply-style-name="Bez_20_tytułu3" style:base-cell-address="Arkusz2.DF221"/>
    </style:style>
    <style:style style:name="ce20" style:family="table-cell" style:parent-style-name="Default">
      <style:map style:condition="cell-content()=-2" style:apply-style-name="Bez_20_tytułu3" style:base-cell-address="Arkusz2.DL203"/>
    </style:style>
    <style:style style:name="ce21" style:family="table-cell" style:parent-style-name="Default">
      <style:map style:condition="cell-content()=-2" style:apply-style-name="Bez_20_tytułu3" style:base-cell-address="Arkusz2.A1"/>
    </style:style>
    <style:style style:name="ce22" style:family="table-cell" style:parent-style-name="Default">
      <style:map style:condition="cell-content()=-2" style:apply-style-name="Bez_20_tytułu3" style:base-cell-address="Arkusz2.A1"/>
    </style:style>
    <style:style style:name="ce23" style:family="table-cell" style:parent-style-name="Default">
      <style:map style:condition="cell-content()=-2" style:apply-style-name="Bez_20_tytułu3" style:base-cell-address="Arkusz2.FF220"/>
    </style:style>
    <style:style style:name="ce24" style:family="table-cell" style:parent-style-name="Default">
      <style:map style:condition="cell-content()=-2" style:apply-style-name="Bez_20_tytułu3" style:base-cell-address="Arkusz2.A1"/>
    </style:style>
    <style:style style:name="ce25" style:family="table-cell" style:parent-style-name="Default">
      <style:map style:condition="cell-content()=-2" style:apply-style-name="Bez_20_tytułu3" style:base-cell-address="Arkusz2.A1"/>
    </style:style>
    <style:style style:name="ce26" style:family="table-cell" style:parent-style-name="Default">
      <style:map style:condition="cell-content()=-2" style:apply-style-name="Bez_20_tytułu3" style:base-cell-address="Arkusz2.GE66"/>
    </style:style>
    <style:style style:name="ce27" style:family="table-cell" style:parent-style-name="Default">
      <style:map style:condition="cell-content()=-2" style:apply-style-name="Bez_20_tytułu3" style:base-cell-address="Arkusz2.RL311"/>
    </style:style>
    <style:style style:name="ce28" style:family="table-cell" style:parent-style-name="Default">
      <style:map style:condition="cell-content()=-2" style:apply-style-name="Bez_20_tytułu3" style:base-cell-address="Arkusz2.RL331"/>
    </style:style>
  </office:automatic-styles>
  <office:body>
    <office:spreadsheet>
      <table:calculation-settings table:automatic-find-labels="false"/>
      <table:table table:name="Arkusz2" table:style-name="ta1">
        <table:table-column table:style-name="co1" table:number-columns-repeated="616" table:default-cell-style-name="ce1"/>
        <table:table-column table:style-name="co2" table:number-columns-repeated="408" table:default-cell-style-name="ce1"/>
        <table:table-row table:style-name="ro3">
          <table:table-cell table:number-columns-repeated="60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519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414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414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414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number-columns-repeated="41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76" office:value-type="float" office:value="-3" calcext:value-type="float">
            <text:p>-3</text:p>
          </table:table-cell>
          <table:table-cell table:number-columns-repeated="84" office:value-type="float" office:value="-1" calcext:value-type="float">
            <text:p>-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0"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number-columns-repeated="41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number-columns-repeated="41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414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414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414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76" office:value-type="float" office:value="-3" calcext:value-type="float">
            <text:p>-3</text:p>
          </table:table-cell>
          <table:table-cell table:number-columns-repeated="83" office:value-type="float" office:value="-1" calcext:value-type="float">
            <text:p>-1</text:p>
          </table:table-cell>
          <table:table-cell table:number-columns-repeated="17" table:style-name="ce21" office:value-type="float" office:value="0" calcext:value-type="float">
            <text:p>0</text:p>
          </table:table-cell>
          <table:table-cell table:number-columns-repeated="21" table:style-name="ce25" office:value-type="float" office:value="0" calcext:value-type="float">
            <text:p>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80" office:value-type="float" office:value="-3" calcext:value-type="float">
            <text:p>-3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68" office:value-type="float" office:value="-3" calcext:value-type="float">
            <text:p>-3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163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office:value-type="float" office:value="-1" calcext:value-type="float">
            <text:p>-1</text:p>
          </table:table-cell>
          <table:table-cell table:number-columns-repeated="68" office:value-type="float" office:value="-3" calcext:value-type="float">
            <text:p>-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1" office:value-type="float" office:value="-3" calcext:value-type="float">
            <text:p>-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61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7" table:style-name="ce1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3" table:style-name="ce16" office:value-type="float" office:value="0" calcext:value-type="float">
            <text:p>0</text:p>
          </table:table-cell>
          <table:table-cell table:number-columns-repeated="44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56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137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number-columns-repeated="52" table:style-name="ce19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137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137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137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137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137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table:style-name="ce23" office:value-type="float" office:value="-1" calcext:value-type="float">
            <text:p>-1</text:p>
          </table:table-cell>
          <table:table-cell table:number-columns-repeated="137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47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8" office:value-type="float" office:value="-1" calcext:value-type="float">
            <text:p>-1</text:p>
          </table:table-cell>
          <table:table-cell table:number-columns-repeated="10" table:style-name="ce3" office:value-type="float" office:value="-1" calcext:value-type="float">
            <text:p>-1</text:p>
          </table:table-cell>
          <table:table-cell table:number-columns-repeated="10" table:style-name="ce5" office:value-type="float" office:value="-1" calcext:value-type="float">
            <text:p>-1</text:p>
          </table:table-cell>
          <table:table-cell table:number-columns-repeated="10" table:style-name="ce11" office:value-type="float" office:value="-1" calcext:value-type="float">
            <text:p>-1</text:p>
          </table:table-cell>
          <table:table-cell table:number-columns-repeated="63" office:value-type="float" office:value="-1" calcext:value-type="float">
            <text:p>-1</text:p>
          </table:table-cell>
          <table:table-cell table:number-columns-repeated="167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82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298" office:value-type="float" office:value="-1" calcext:value-type="float">
            <text:p>-1</text:p>
          </table:table-cell>
          <table:table-cell table:number-columns-repeated="181" office:value-type="float" office:value="0" calcext:value-type="float">
            <text:p>0</text:p>
          </table:table-cell>
          <table:table-cell table:number-columns-repeated="91" table:style-name="ce27" office:value-type="float" office:value="-1" calcext:value-type="float">
            <text:p>-1</text:p>
          </table:table-cell>
          <table:table-cell table:number-columns-repeated="30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8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469" office:value-type="float" office:value="-1" calcext:value-type="float">
            <text:p>-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36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519" office:value-type="float" office:value="-1" calcext:value-type="float">
            <text:p>-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6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24"/>
        </table:table-row>
        <table:table-row table:style-name="ro3">
          <table:table-cell table:number-columns-repeated="600" office:value-type="float" office:value="-1" calcext:value-type="float">
            <text:p>-1</text:p>
          </table:table-cell>
          <table:table-cell table:number-columns-repeated="424"/>
        </table:table-row>
        <table:table-row table:style-name="ro3" table:number-rows-repeated="10479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rkusz2.A1:Arkusz2.AMJ65 Arkusz2.A247:Arkusz2.AMJ310 Arkusz2.BS81:Arkusz2.CC81 Arkusz2.CF81:Arkusz2.AMJ81 Arkusz2.A69:Arkusz2.AMJ73 Arkusz2.A68:Arkusz2.CW68 Arkusz2.GG66:Arkusz2.AMJ68 Arkusz2.A82:Arkusz2.BF246 Arkusz2.FP82:Arkusz2.AMJ246 Arkusz2.FD82:Arkusz2.FO219 Arkusz2.CK236:Arkusz2.FO246 Arkusz2.CO220:Arkusz2.FE220 Arkusz2.CK231:Arkusz2.FE246 Arkusz2.CK82:Arkusz2.FC202 Arkusz2.CO213:Arkusz2.FC219 Arkusz2.A341:Arkusz2.AMJ1048576 Arkusz2.A311:Arkusz2.RK340 Arkusz2.UK331:Arkusz2.AMJ340 Arkusz2.UY311:Arkusz2.AMJ330 Arkusz2.A75:Arkusz2.AMJ79 Arkusz2.A74:Arkusz2.FD74 Arkusz2.GQ74:Arkusz2.AMJ74 Arkusz2.A67:Arkusz2.FE67 Arkusz2.A66:Arkusz2.GD66 Arkusz2.CZ68:Arkusz2.GD68 Arkusz2.A80:Arkusz2.BQ81 Arkusz2.BS80:Arkusz2.AMJ80">
            <calcext:condition calcext:apply-style-name="Bez tytułu3" calcext:value="=-2" calcext:base-cell-address="Arkusz2.A1"/>
          </calcext:conditional-format>
          <calcext:conditional-format calcext:target-range-address="Arkusz2.A1:Arkusz2.AMJ65 Arkusz2.A247:Arkusz2.AMJ310 Arkusz2.BS81:Arkusz2.CC81 Arkusz2.CF81:Arkusz2.AMJ81 Arkusz2.A69:Arkusz2.AMJ73 Arkusz2.A68:Arkusz2.CW68 Arkusz2.GG66:Arkusz2.AMJ68 Arkusz2.A82:Arkusz2.BF246 Arkusz2.FP82:Arkusz2.AMJ246 Arkusz2.FD82:Arkusz2.FO219 Arkusz2.CK236:Arkusz2.FO246 Arkusz2.CO220:Arkusz2.FE220 Arkusz2.CK231:Arkusz2.FE246 Arkusz2.CK82:Arkusz2.FC202 Arkusz2.CO213:Arkusz2.FC219 Arkusz2.A341:Arkusz2.AMJ1048576 Arkusz2.A311:Arkusz2.RK340 Arkusz2.UK331:Arkusz2.AMJ340 Arkusz2.UY311:Arkusz2.AMJ330 Arkusz2.A75:Arkusz2.AMJ79 Arkusz2.A74:Arkusz2.FD74 Arkusz2.GQ74:Arkusz2.AMJ74 Arkusz2.A67:Arkusz2.FE67 Arkusz2.A66:Arkusz2.GD66 Arkusz2.CZ68:Arkusz2.GD68 Arkusz2.A80:Arkusz2.BQ81 Arkusz2.BS80:Arkusz2.AMJ80">
            <calcext:condition calcext:apply-style-name="Bez tytułu1" calcext:value="=-1" calcext:base-cell-address="Arkusz2.A1"/>
          </calcext:conditional-format>
          <calcext:conditional-format calcext:target-range-address="Arkusz2.A1:Arkusz2.AMJ65 Arkusz2.A247:Arkusz2.AMJ310 Arkusz2.BS81:Arkusz2.CC81 Arkusz2.CF81:Arkusz2.AMJ81 Arkusz2.A69:Arkusz2.AMJ73 Arkusz2.A68:Arkusz2.CW68 Arkusz2.GG66:Arkusz2.AMJ68 Arkusz2.A82:Arkusz2.BF246 Arkusz2.FP82:Arkusz2.AMJ246 Arkusz2.FD82:Arkusz2.FO219 Arkusz2.CK236:Arkusz2.FO246 Arkusz2.CO220:Arkusz2.FE220 Arkusz2.CK231:Arkusz2.FE246 Arkusz2.CK82:Arkusz2.FC202 Arkusz2.CO213:Arkusz2.FC219 Arkusz2.A341:Arkusz2.AMJ1048576 Arkusz2.A311:Arkusz2.RK340 Arkusz2.UK331:Arkusz2.AMJ340 Arkusz2.UY311:Arkusz2.AMJ330 Arkusz2.A75:Arkusz2.AMJ79 Arkusz2.A74:Arkusz2.FD74 Arkusz2.GQ74:Arkusz2.AMJ74 Arkusz2.A67:Arkusz2.FE67 Arkusz2.A66:Arkusz2.GD66 Arkusz2.CZ68:Arkusz2.GD68 Arkusz2.A80:Arkusz2.BQ81 Arkusz2.BS80:Arkusz2.AMJ80">
            <calcext:condition calcext:apply-style-name="Bez tytułu4" calcext:value="=-3" calcext:base-cell-address="Arkusz2.A1"/>
          </calcext:conditional-format>
          <calcext:conditional-format calcext:target-range-address="Arkusz2.CX68:Arkusz2.CY68">
            <calcext:condition calcext:apply-style-name="Bez tytułu3" calcext:value="=-2" calcext:base-cell-address="Arkusz2.CX68"/>
          </calcext:conditional-format>
          <calcext:conditional-format calcext:target-range-address="Arkusz2.CX68:Arkusz2.CY68">
            <calcext:condition calcext:apply-style-name="Bez tytułu1" calcext:value="=-1" calcext:base-cell-address="Arkusz2.CX68"/>
          </calcext:conditional-format>
          <calcext:conditional-format calcext:target-range-address="Arkusz2.CX68:Arkusz2.CY68">
            <calcext:condition calcext:apply-style-name="Bez tytułu4" calcext:value="=-3" calcext:base-cell-address="Arkusz2.CX68"/>
          </calcext:conditional-format>
          <calcext:conditional-format calcext:target-range-address="Arkusz2.CD81:Arkusz2.CE81">
            <calcext:condition calcext:apply-style-name="Bez tytułu3" calcext:value="=-2" calcext:base-cell-address="Arkusz2.CD81"/>
          </calcext:conditional-format>
          <calcext:conditional-format calcext:target-range-address="Arkusz2.CD81:Arkusz2.CE81">
            <calcext:condition calcext:apply-style-name="Bez tytułu1" calcext:value="=-1" calcext:base-cell-address="Arkusz2.CD81"/>
          </calcext:conditional-format>
          <calcext:conditional-format calcext:target-range-address="Arkusz2.CD81:Arkusz2.CE81">
            <calcext:condition calcext:apply-style-name="Bez tytułu4" calcext:value="=-3" calcext:base-cell-address="Arkusz2.CD81"/>
          </calcext:conditional-format>
          <calcext:conditional-format calcext:target-range-address="Arkusz2.BG82:Arkusz2.BP230">
            <calcext:condition calcext:apply-style-name="Bez tytułu3" calcext:value="=-2" calcext:base-cell-address="Arkusz2.BG82"/>
          </calcext:conditional-format>
          <calcext:conditional-format calcext:target-range-address="Arkusz2.BG82:Arkusz2.BP230">
            <calcext:condition calcext:apply-style-name="Bez tytułu1" calcext:value="=-1" calcext:base-cell-address="Arkusz2.BG82"/>
          </calcext:conditional-format>
          <calcext:conditional-format calcext:target-range-address="Arkusz2.BG82:Arkusz2.BP230">
            <calcext:condition calcext:apply-style-name="Bez tytułu4" calcext:value="=-3" calcext:base-cell-address="Arkusz2.BG82"/>
          </calcext:conditional-format>
          <calcext:conditional-format calcext:target-range-address="Arkusz2.BQ189:Arkusz2.BS230 Arkusz2.BQ82:Arkusz2.BQ188 Arkusz2.BS82:Arkusz2.BS188">
            <calcext:condition calcext:apply-style-name="Bez tytułu3" calcext:value="=-2" calcext:base-cell-address="Arkusz2.BQ82"/>
          </calcext:conditional-format>
          <calcext:conditional-format calcext:target-range-address="Arkusz2.BQ189:Arkusz2.BS230 Arkusz2.BQ82:Arkusz2.BQ188 Arkusz2.BS82:Arkusz2.BS188">
            <calcext:condition calcext:apply-style-name="Bez tytułu1" calcext:value="=-1" calcext:base-cell-address="Arkusz2.BQ82"/>
          </calcext:conditional-format>
          <calcext:conditional-format calcext:target-range-address="Arkusz2.BQ189:Arkusz2.BS230 Arkusz2.BQ82:Arkusz2.BQ188 Arkusz2.BS82:Arkusz2.BS188">
            <calcext:condition calcext:apply-style-name="Bez tytułu4" calcext:value="=-3" calcext:base-cell-address="Arkusz2.BQ82"/>
          </calcext:conditional-format>
          <calcext:conditional-format calcext:target-range-address="Arkusz2.CD82:Arkusz2.CJ202">
            <calcext:condition calcext:apply-style-name="Bez tytułu3" calcext:value="=-2" calcext:base-cell-address="Arkusz2.CD82"/>
          </calcext:conditional-format>
          <calcext:conditional-format calcext:target-range-address="Arkusz2.CD82:Arkusz2.CJ202">
            <calcext:condition calcext:apply-style-name="Bez tytułu1" calcext:value="=-1" calcext:base-cell-address="Arkusz2.CD82"/>
          </calcext:conditional-format>
          <calcext:conditional-format calcext:target-range-address="Arkusz2.CD82:Arkusz2.CJ202">
            <calcext:condition calcext:apply-style-name="Bez tytułu4" calcext:value="=-3" calcext:base-cell-address="Arkusz2.CD82"/>
          </calcext:conditional-format>
          <calcext:conditional-format calcext:target-range-address="Arkusz2.BT82:Arkusz2.BX230 Arkusz2.BY82:Arkusz2.CC220">
            <calcext:condition calcext:apply-style-name="Bez tytułu3" calcext:value="=-2" calcext:base-cell-address="Arkusz2.BT82"/>
          </calcext:conditional-format>
          <calcext:conditional-format calcext:target-range-address="Arkusz2.BT82:Arkusz2.BX230 Arkusz2.BY82:Arkusz2.CC220">
            <calcext:condition calcext:apply-style-name="Bez tytułu1" calcext:value="=-1" calcext:base-cell-address="Arkusz2.BT82"/>
          </calcext:conditional-format>
          <calcext:conditional-format calcext:target-range-address="Arkusz2.BT82:Arkusz2.BX230 Arkusz2.BY82:Arkusz2.CC220">
            <calcext:condition calcext:apply-style-name="Bez tytułu4" calcext:value="=-3" calcext:base-cell-address="Arkusz2.BT82"/>
          </calcext:conditional-format>
          <calcext:conditional-format calcext:target-range-address="Arkusz2.BY223:Arkusz2.DE230 Arkusz2.BY221:Arkusz2.CC222 Arkusz2.CO221:Arkusz2.DE222">
            <calcext:condition calcext:apply-style-name="Bez tytułu3" calcext:value="=-2" calcext:base-cell-address="Arkusz2.BY221"/>
          </calcext:conditional-format>
          <calcext:conditional-format calcext:target-range-address="Arkusz2.BY223:Arkusz2.DE230 Arkusz2.BY221:Arkusz2.CC222 Arkusz2.CO221:Arkusz2.DE222">
            <calcext:condition calcext:apply-style-name="Bez tytułu1" calcext:value="=-1" calcext:base-cell-address="Arkusz2.BY221"/>
          </calcext:conditional-format>
          <calcext:conditional-format calcext:target-range-address="Arkusz2.BY223:Arkusz2.DE230 Arkusz2.BY221:Arkusz2.CC222 Arkusz2.CO221:Arkusz2.DE222">
            <calcext:condition calcext:apply-style-name="Bez tytułu4" calcext:value="=-3" calcext:base-cell-address="Arkusz2.BY221"/>
          </calcext:conditional-format>
          <calcext:conditional-format calcext:target-range-address="Arkusz2.DF221:Arkusz2.FE230">
            <calcext:condition calcext:apply-style-name="Bez tytułu3" calcext:value="=-2" calcext:base-cell-address="Arkusz2.DF221"/>
          </calcext:conditional-format>
          <calcext:conditional-format calcext:target-range-address="Arkusz2.DF221:Arkusz2.FE230">
            <calcext:condition calcext:apply-style-name="Bez tytułu1" calcext:value="=-1" calcext:base-cell-address="Arkusz2.DF221"/>
          </calcext:conditional-format>
          <calcext:conditional-format calcext:target-range-address="Arkusz2.DF221:Arkusz2.FE230">
            <calcext:condition calcext:apply-style-name="Bez tytułu4" calcext:value="=-3" calcext:base-cell-address="Arkusz2.DF221"/>
          </calcext:conditional-format>
          <calcext:conditional-format calcext:target-range-address="Arkusz2.FF220:Arkusz2.FO235">
            <calcext:condition calcext:apply-style-name="Bez tytułu3" calcext:value="=-2" calcext:base-cell-address="Arkusz2.FF220"/>
          </calcext:conditional-format>
          <calcext:conditional-format calcext:target-range-address="Arkusz2.FF220:Arkusz2.FO235">
            <calcext:condition calcext:apply-style-name="Bez tytułu1" calcext:value="=-1" calcext:base-cell-address="Arkusz2.FF220"/>
          </calcext:conditional-format>
          <calcext:conditional-format calcext:target-range-address="Arkusz2.FF220:Arkusz2.FO235">
            <calcext:condition calcext:apply-style-name="Bez tytułu4" calcext:value="=-3" calcext:base-cell-address="Arkusz2.FF220"/>
          </calcext:conditional-format>
          <calcext:conditional-format calcext:target-range-address="Arkusz2.BQ231:Arkusz2.BZ246">
            <calcext:condition calcext:apply-style-name="Bez tytułu3" calcext:value="=-2" calcext:base-cell-address="Arkusz2.BQ231"/>
          </calcext:conditional-format>
          <calcext:conditional-format calcext:target-range-address="Arkusz2.BQ231:Arkusz2.BZ246">
            <calcext:condition calcext:apply-style-name="Bez tytułu1" calcext:value="=-1" calcext:base-cell-address="Arkusz2.BQ231"/>
          </calcext:conditional-format>
          <calcext:conditional-format calcext:target-range-address="Arkusz2.BQ231:Arkusz2.BZ246">
            <calcext:condition calcext:apply-style-name="Bez tytułu4" calcext:value="=-3" calcext:base-cell-address="Arkusz2.BQ231"/>
          </calcext:conditional-format>
          <calcext:conditional-format calcext:target-range-address="Arkusz2.CA231:Arkusz2.CJ246">
            <calcext:condition calcext:apply-style-name="Bez tytułu3" calcext:value="=-2" calcext:base-cell-address="Arkusz2.CA231"/>
          </calcext:conditional-format>
          <calcext:conditional-format calcext:target-range-address="Arkusz2.CA231:Arkusz2.CJ246">
            <calcext:condition calcext:apply-style-name="Bez tytułu1" calcext:value="=-1" calcext:base-cell-address="Arkusz2.CA231"/>
          </calcext:conditional-format>
          <calcext:conditional-format calcext:target-range-address="Arkusz2.CA231:Arkusz2.CJ246">
            <calcext:condition calcext:apply-style-name="Bez tytułu4" calcext:value="=-3" calcext:base-cell-address="Arkusz2.CA231"/>
          </calcext:conditional-format>
          <calcext:conditional-format calcext:target-range-address="Arkusz2.BG231:Arkusz2.BP246">
            <calcext:condition calcext:apply-style-name="Bez tytułu3" calcext:value="=-2" calcext:base-cell-address="Arkusz2.BG231"/>
          </calcext:conditional-format>
          <calcext:conditional-format calcext:target-range-address="Arkusz2.BG231:Arkusz2.BP246">
            <calcext:condition calcext:apply-style-name="Bez tytułu1" calcext:value="=-1" calcext:base-cell-address="Arkusz2.BG231"/>
          </calcext:conditional-format>
          <calcext:conditional-format calcext:target-range-address="Arkusz2.BG231:Arkusz2.BP246">
            <calcext:condition calcext:apply-style-name="Bez tytułu4" calcext:value="=-3" calcext:base-cell-address="Arkusz2.BG231"/>
          </calcext:conditional-format>
          <calcext:conditional-format calcext:target-range-address="Arkusz2.CD203:Arkusz2.CD212">
            <calcext:condition calcext:apply-style-name="Bez tytułu3" calcext:value="=-2" calcext:base-cell-address="Arkusz2.CD203"/>
          </calcext:conditional-format>
          <calcext:conditional-format calcext:target-range-address="Arkusz2.CD203:Arkusz2.CD212">
            <calcext:condition calcext:apply-style-name="Bez tytułu1" calcext:value="=-1" calcext:base-cell-address="Arkusz2.CD203"/>
          </calcext:conditional-format>
          <calcext:conditional-format calcext:target-range-address="Arkusz2.CD203:Arkusz2.CD212">
            <calcext:condition calcext:apply-style-name="Bez tytułu4" calcext:value="=-3" calcext:base-cell-address="Arkusz2.CD203"/>
          </calcext:conditional-format>
          <calcext:conditional-format calcext:target-range-address="Arkusz2.CE203:Arkusz2.DK212">
            <calcext:condition calcext:apply-style-name="Bez tytułu3" calcext:value="=-2" calcext:base-cell-address="Arkusz2.CE203"/>
          </calcext:conditional-format>
          <calcext:conditional-format calcext:target-range-address="Arkusz2.CE203:Arkusz2.DK212">
            <calcext:condition calcext:apply-style-name="Bez tytułu1" calcext:value="=-1" calcext:base-cell-address="Arkusz2.CE203"/>
          </calcext:conditional-format>
          <calcext:conditional-format calcext:target-range-address="Arkusz2.CE203:Arkusz2.DK212">
            <calcext:condition calcext:apply-style-name="Bez tytułu4" calcext:value="=-3" calcext:base-cell-address="Arkusz2.CE203"/>
          </calcext:conditional-format>
          <calcext:conditional-format calcext:target-range-address="Arkusz2.DL203:Arkusz2.FC212">
            <calcext:condition calcext:apply-style-name="Bez tytułu3" calcext:value="=-2" calcext:base-cell-address="Arkusz2.DL203"/>
          </calcext:conditional-format>
          <calcext:conditional-format calcext:target-range-address="Arkusz2.DL203:Arkusz2.FC212">
            <calcext:condition calcext:apply-style-name="Bez tytułu1" calcext:value="=-1" calcext:base-cell-address="Arkusz2.DL203"/>
          </calcext:conditional-format>
          <calcext:conditional-format calcext:target-range-address="Arkusz2.DL203:Arkusz2.FC212">
            <calcext:condition calcext:apply-style-name="Bez tytułu4" calcext:value="=-3" calcext:base-cell-address="Arkusz2.DL203"/>
          </calcext:conditional-format>
          <calcext:conditional-format calcext:target-range-address="Arkusz2.CD213:Arkusz2.CM222">
            <calcext:condition calcext:apply-style-name="Bez tytułu3" calcext:value="=-2" calcext:base-cell-address="Arkusz2.CD213"/>
          </calcext:conditional-format>
          <calcext:conditional-format calcext:target-range-address="Arkusz2.CD213:Arkusz2.CM222">
            <calcext:condition calcext:apply-style-name="Bez tytułu1" calcext:value="=-1" calcext:base-cell-address="Arkusz2.CD213"/>
          </calcext:conditional-format>
          <calcext:conditional-format calcext:target-range-address="Arkusz2.CD213:Arkusz2.CM222">
            <calcext:condition calcext:apply-style-name="Bez tytułu4" calcext:value="=-3" calcext:base-cell-address="Arkusz2.CD213"/>
          </calcext:conditional-format>
          <calcext:conditional-format calcext:target-range-address="Arkusz2.CN213:Arkusz2.CN222">
            <calcext:condition calcext:apply-style-name="Bez tytułu3" calcext:value="=-2" calcext:base-cell-address="Arkusz2.CN213"/>
          </calcext:conditional-format>
          <calcext:conditional-format calcext:target-range-address="Arkusz2.CN213:Arkusz2.CN222">
            <calcext:condition calcext:apply-style-name="Bez tytułu1" calcext:value="=-1" calcext:base-cell-address="Arkusz2.CN213"/>
          </calcext:conditional-format>
          <calcext:conditional-format calcext:target-range-address="Arkusz2.CN213:Arkusz2.CN222">
            <calcext:condition calcext:apply-style-name="Bez tytułu4" calcext:value="=-3" calcext:base-cell-address="Arkusz2.CN213"/>
          </calcext:conditional-format>
          <calcext:conditional-format calcext:target-range-address="Arkusz2.RL331:Arkusz2.UJ340">
            <calcext:condition calcext:apply-style-name="Bez tytułu3" calcext:value="=-2" calcext:base-cell-address="Arkusz2.RL331"/>
          </calcext:conditional-format>
          <calcext:conditional-format calcext:target-range-address="Arkusz2.RL331:Arkusz2.UJ340">
            <calcext:condition calcext:apply-style-name="Bez tytułu1" calcext:value="=-1" calcext:base-cell-address="Arkusz2.RL331"/>
          </calcext:conditional-format>
          <calcext:conditional-format calcext:target-range-address="Arkusz2.RL331:Arkusz2.UJ340">
            <calcext:condition calcext:apply-style-name="Bez tytułu4" calcext:value="=-3" calcext:base-cell-address="Arkusz2.RL331"/>
          </calcext:conditional-format>
          <calcext:conditional-format calcext:target-range-address="Arkusz2.RL311:Arkusz2.UX330">
            <calcext:condition calcext:apply-style-name="Bez tytułu3" calcext:value="=-2" calcext:base-cell-address="Arkusz2.RL311"/>
          </calcext:conditional-format>
          <calcext:conditional-format calcext:target-range-address="Arkusz2.RL311:Arkusz2.UX330">
            <calcext:condition calcext:apply-style-name="Bez tytułu1" calcext:value="=-1" calcext:base-cell-address="Arkusz2.RL311"/>
          </calcext:conditional-format>
          <calcext:conditional-format calcext:target-range-address="Arkusz2.RL311:Arkusz2.UX330">
            <calcext:condition calcext:apply-style-name="Bez tytułu4" calcext:value="=-3" calcext:base-cell-address="Arkusz2.RL311"/>
          </calcext:conditional-format>
          <calcext:conditional-format calcext:target-range-address="Arkusz2.BR82:Arkusz2.BR188">
            <calcext:condition calcext:apply-style-name="Bez tytułu3" calcext:value="=-2" calcext:base-cell-address="Arkusz2.BR82"/>
          </calcext:conditional-format>
          <calcext:conditional-format calcext:target-range-address="Arkusz2.BR82:Arkusz2.BR188">
            <calcext:condition calcext:apply-style-name="Bez tytułu1" calcext:value="=-1" calcext:base-cell-address="Arkusz2.BR82"/>
          </calcext:conditional-format>
          <calcext:conditional-format calcext:target-range-address="Arkusz2.BR82:Arkusz2.BR188">
            <calcext:condition calcext:apply-style-name="Bez tytułu4" calcext:value="=-3" calcext:base-cell-address="Arkusz2.BR82"/>
          </calcext:conditional-format>
          <calcext:conditional-format calcext:target-range-address="Arkusz2.FE74:Arkusz2.FU74">
            <calcext:condition calcext:apply-style-name="Bez tytułu3" calcext:value="=-2" calcext:base-cell-address="Arkusz2.FE74"/>
          </calcext:conditional-format>
          <calcext:conditional-format calcext:target-range-address="Arkusz2.FE74:Arkusz2.FU74">
            <calcext:condition calcext:apply-style-name="Bez tytułu1" calcext:value="=-1" calcext:base-cell-address="Arkusz2.FE74"/>
          </calcext:conditional-format>
          <calcext:conditional-format calcext:target-range-address="Arkusz2.FE74:Arkusz2.FU74">
            <calcext:condition calcext:apply-style-name="Bez tytułu4" calcext:value="=-3" calcext:base-cell-address="Arkusz2.FE74"/>
          </calcext:conditional-format>
          <calcext:conditional-format calcext:target-range-address="Arkusz2.FF67:Arkusz2.FJ67">
            <calcext:condition calcext:apply-style-name="Bez tytułu3" calcext:value="=-2" calcext:base-cell-address="Arkusz2.FF67"/>
          </calcext:conditional-format>
          <calcext:conditional-format calcext:target-range-address="Arkusz2.FF67:Arkusz2.FJ67">
            <calcext:condition calcext:apply-style-name="Bez tytułu1" calcext:value="=-1" calcext:base-cell-address="Arkusz2.FF67"/>
          </calcext:conditional-format>
          <calcext:conditional-format calcext:target-range-address="Arkusz2.FF67:Arkusz2.FJ67">
            <calcext:condition calcext:apply-style-name="Bez tytułu4" calcext:value="=-3" calcext:base-cell-address="Arkusz2.FF67"/>
          </calcext:conditional-format>
          <calcext:conditional-format calcext:target-range-address="Arkusz2.FV74:Arkusz2.GP74">
            <calcext:condition calcext:apply-style-name="Bez tytułu3" calcext:value="=-2" calcext:base-cell-address="Arkusz2.FV74"/>
          </calcext:conditional-format>
          <calcext:conditional-format calcext:target-range-address="Arkusz2.FV74:Arkusz2.GP74">
            <calcext:condition calcext:apply-style-name="Bez tytułu1" calcext:value="=-1" calcext:base-cell-address="Arkusz2.FV74"/>
          </calcext:conditional-format>
          <calcext:conditional-format calcext:target-range-address="Arkusz2.FV74:Arkusz2.GP74">
            <calcext:condition calcext:apply-style-name="Bez tytułu4" calcext:value="=-3" calcext:base-cell-address="Arkusz2.FV74"/>
          </calcext:conditional-format>
          <calcext:conditional-format calcext:target-range-address="Arkusz2.FK67:Arkusz2.GD67">
            <calcext:condition calcext:apply-style-name="Bez tytułu3" calcext:value="=-2" calcext:base-cell-address="Arkusz2.FK67"/>
          </calcext:conditional-format>
          <calcext:conditional-format calcext:target-range-address="Arkusz2.FK67:Arkusz2.GD67">
            <calcext:condition calcext:apply-style-name="Bez tytułu1" calcext:value="=-1" calcext:base-cell-address="Arkusz2.FK67"/>
          </calcext:conditional-format>
          <calcext:conditional-format calcext:target-range-address="Arkusz2.FK67:Arkusz2.GD67">
            <calcext:condition calcext:apply-style-name="Bez tytułu4" calcext:value="=-3" calcext:base-cell-address="Arkusz2.FK67"/>
          </calcext:conditional-format>
          <calcext:conditional-format calcext:target-range-address="Arkusz2.GE66:Arkusz2.GF68">
            <calcext:condition calcext:apply-style-name="Bez tytułu3" calcext:value="=-2" calcext:base-cell-address="Arkusz2.GE66"/>
          </calcext:conditional-format>
          <calcext:conditional-format calcext:target-range-address="Arkusz2.GE66:Arkusz2.GF68">
            <calcext:condition calcext:apply-style-name="Bez tytułu1" calcext:value="=-1" calcext:base-cell-address="Arkusz2.GE66"/>
          </calcext:conditional-format>
          <calcext:conditional-format calcext:target-range-address="Arkusz2.GE66:Arkusz2.GF68">
            <calcext:condition calcext:apply-style-name="Bez tytułu4" calcext:value="=-3" calcext:base-cell-address="Arkusz2.GE66"/>
          </calcext:conditional-format>
          <calcext:conditional-format calcext:target-range-address="Arkusz2.BR81:Arkusz2.BR81">
            <calcext:condition calcext:apply-style-name="Bez tytułu3" calcext:value="=-2" calcext:base-cell-address="Arkusz2.BR82"/>
          </calcext:conditional-format>
          <calcext:conditional-format calcext:target-range-address="Arkusz2.BR81:Arkusz2.BR81">
            <calcext:condition calcext:apply-style-name="Bez tytułu1" calcext:value="=-1" calcext:base-cell-address="Arkusz2.BR82"/>
          </calcext:conditional-format>
          <calcext:conditional-format calcext:target-range-address="Arkusz2.BR81:Arkusz2.BR81">
            <calcext:condition calcext:apply-style-name="Bez tytułu4" calcext:value="=-3" calcext:base-cell-address="Arkusz2.BR82"/>
          </calcext:conditional-format>
          <calcext:conditional-format calcext:target-range-address="Arkusz2.BR80:Arkusz2.BR80">
            <calcext:condition calcext:apply-style-name="Bez tytułu3" calcext:value="=-2" calcext:base-cell-address="Arkusz2.BR82"/>
          </calcext:conditional-format>
          <calcext:conditional-format calcext:target-range-address="Arkusz2.BR80:Arkusz2.BR80">
            <calcext:condition calcext:apply-style-name="Bez tytułu1" calcext:value="=-1" calcext:base-cell-address="Arkusz2.BR82"/>
          </calcext:conditional-format>
          <calcext:conditional-format calcext:target-range-address="Arkusz2.BR80:Arkusz2.BR80">
            <calcext:condition calcext:apply-style-name="Bez tytułu4" calcext:value="=-3" calcext:base-cell-address="Arkusz2.BR82"/>
          </calcext:conditional-format>
        </calcext:conditional-formats>
      </table:table>
      <table:table table:name="Arkusz1" table:style-name="ta1">
        <table:table-column table:style-name="co1" table:number-columns-repeated="146" table:default-cell-style-name="Default"/>
        <table:table-column table:style-name="co2" table:number-columns-repeated="454" table:default-cell-style-name="Default"/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  <table:table-row table:style-name="ro2">
          <table:table-cell table:number-columns-repeated="600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1" table:target-range-address="Arkusz1.A1:Arkusz1.D2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808080"/>
    </style:style>
    <style:style style:name="Bez_20_tytułu2" style:display-name="Bez tytułu2" style:family="table-cell" style:parent-style-name="Default">
      <style:table-cell-properties fo:background-color="#999999"/>
    </style:style>
    <style:style style:name="Bez_20_tytułu3" style:display-name="Bez tytułu3" style:family="table-cell" style:parent-style-name="Default">
      <style:table-cell-properties fo:background-color="#00cc00"/>
    </style:style>
    <style:style style:name="Bez_20_tytułu4" style:display-name="Bez tytułu4" style:family="table-cell" style:parent-style-name="Default">
      <style:table-cell-properties fo:background-color="#0066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.00.0000</text:date>, <text:time style:data-style-name="N2" text:time-value="00:50:23.20164427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0:50:29.156325343</meta:creation-date>
    <meta:editing-duration>PT9M11S</meta:editing-duration>
    <meta:editing-cycles>2</meta:editing-cycles>
    <meta:generator>LibreOffice/5.1.4.2$Linux_X86_64 LibreOffice_project/10m0$Build-2</meta:generator>
    <dc:date>2016-11-22T11:50:26.318045200</dc:date>
    <meta:document-statistic meta:table-count="2" meta:cell-count="780000" meta:object-count="0"/>
  </office:meta>
</office:document-meta>
</file>